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none"/>
    </style:style>
    <style:style style:name="P3" style:family="paragraph" style:parent-style-name="Heading_20_1">
      <style:text-properties style:text-underline-style="solid" style:text-underline-width="auto" style:text-underline-color="font-color"/>
    </style:style>
    <style:style style:name="P4" style:family="paragraph" style:parent-style-name="Heading_20_2">
      <style:text-properties style:text-underline-style="none"/>
    </style:style>
    <style:style style:name="P5" style:family="paragraph" style:parent-style-name="Text_20_body" style:list-style-name="L1">
      <style:text-properties style:text-underline-style="none"/>
    </style:style>
    <style:style style:name="P6" style:family="paragraph" style:parent-style-name="Text_20_body" style:list-style-name="L2">
      <style:text-properties style:text-underline-style="none"/>
    </style:style>
    <style:style style:name="P7" style:family="paragraph" style:parent-style-name="Text_20_body" style:list-style-name="L3">
      <style:text-properties style:text-underline-style="none"/>
    </style:style>
    <style:style style:name="P8" style:family="paragraph" style:parent-style-name="Text_20_body" style:list-style-name="L4">
      <style:text-properties style:text-underline-style="none"/>
    </style:style>
    <style:style style:name="P9" style:family="paragraph" style:parent-style-name="Text_20_body" style:list-style-name="L5">
      <style:text-properties style:text-underline-style="none"/>
    </style:style>
    <style:style style:name="P10" style:family="paragraph" style:parent-style-name="Text_20_body" style:list-style-name="L6">
      <style:text-properties style:text-underline-style="none"/>
    </style:style>
    <style:style style:name="P11" style:family="paragraph" style:parent-style-name="Text_20_body" style:list-style-name="L7">
      <style:text-properties style:text-underline-style="none"/>
    </style:style>
    <style:style style:name="P12" style:family="paragraph" style:parent-style-name="Text_20_body" style:list-style-name="L8">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ocumentation Programmeur</text:h>
      <text:h text:style-name="P4" text:outline-level="2">Architecture</text:h>
      <text:p text:style-name="P2">L'architure choisie pour l'interface est le patron MVC : Modèle-Vue-Controlleur</text:p>
      <text:p text:style-name="P2">Le framework utilisé est Express, qui fonctionne avec NodeJS, et qui permet d'utiliser le modèle MVC. La documentation sur ce framework est disponible sur le site officiel d'express http://expressjs.com/</text:p>
      <text:p text:style-name="P2">Le mappage est organisé dans le fichier app.js, où toutes les vues et toutes les routes sont indiqués</text:p>
      <text:p text:style-name="P2"/>
      <text:p text:style-name="P2">Les vues sont des fichiers ejs, ces fichiers sont stockés dans le dossier ''views''. Les routes sont stockées dans le dossier ''routes''</text:p>
      <text:p text:style-name="P2"/>
      <text:h text:style-name="Heading_20_2" text:outline-level="2">Modules NodeJS</text:h>
      <text:p text:style-name="P2">Les modules externes utilisés dans l'application sont stockés dans node_modules.</text:p>
      <text:p text:style-name="P2">L'installation des modules est gérée par le fichier ''package.json'', où est indiqué tous les modules utilisés ainsi que la version des modules à installer.</text:p>
      <text:p text:style-name="P2"/>
      <text:h text:style-name="Heading_20_2" text:outline-level="2">Views</text:h>
      <text:p text:style-name="Text_20_body">Les views sont des fichiers ejs, qui contiennent le code html.</text:p>
      <text:p text:style-name="Text_20_body">Toutes les pages incluent un footer et un header présents dans le dossier ''head_foot''</text:p>
      <text:p text:style-name="Text_20_body">Les dossiers ''nouveau_chantier'' et ''chantiers'' comportent tous les fichiers ejs contenus dans les onglets ''nouveau chantier'' et ''mes chantiers''.</text:p>
      <text:p text:style-name="Text_20_body"/>
      <text:h text:style-name="Heading_20_2" text:outline-level="2">Routes</text:h>
      <text:p text:style-name="P1">nouveau_chantier.js :</text:p>
      <text:p text:style-name="Text_20_body">Renvoi de la page ''nouveau chantier'' si appel</text:p>
      <text:p text:style-name="Text_20_body">Notification du module métier si calculs à faire</text:p>
      <text:p text:style-name="Text_20_body">Récupération d'un id pour un nouveau chantier auprès de la base de données</text:p>
      <text:p text:style-name="Text_20_body">Récupération des données exif si demande de l'utilisateur</text:p>
      <text:p text:style-name="Text_20_body">Mise à jour des besoins selon les informations envoyées via l'interface</text:p>
      <text:p text:style-name="P1">nouveau_chantier_upload_img.js</text:p>
      <text:p text:style-name="Text_20_body">Récupération des images envoyées par l'interface</text:p>
      <text:p text:style-name="Text_20_body">Copie des images sur le serveur</text:p>
      <text:p text:style-name="Text_20_body">Mise à jour de la liste des images dans mongo</text:p>
      <text:p text:style-name="Text_20_body">Récupération des données exif des images pour la base de données</text:p>
      <text:p text:style-name="P1">chantiers.js</text:p>
      <text:p text:style-name="Text_20_body">Renvoi de la page ''mes chantiers'' si appel</text:p>
      <text:p text:style-name="Text_20_body">Récupération de la liste des chantiers de l'utilisateur</text:p>
      <text:p text:style-name="Text_20_body">Récupération des fichiers si demande de téléchargement par l'utilisateur</text:p>
      <text:p text:style-name="Text_20_body">Récupération et renvoi des données du fichier sélectionné</text:p>
      <text:p text:style-name="P1">Autre routes</text:p>
      <text:list xml:id="list7467679600006042669" text:style-name="L1">
        <text:list-item>
          <text:p text:style-name="P5">credits.js</text:p>
        </text:list-item>
        <text:list-item>
          <text:p text:style-name="P5">index.js</text:p>
        </text:list-item>
        <text:list-item>
          <text:p text:style-name="P5">login.js</text:p>
        </text:list-item>
        <text:list-item>
          <text:p text:style-name="P5">presentation.js</text:p>
        </text:list-item>
        <text:list-item>
          <text:p text:style-name="P5"><text:soft-page-break/>tutoriel.js</text:p>
        </text:list-item>
      </text:list>
      <text:p text:style-name="P2">Renvoi de la page correspondante si appel</text:p>
      <text:p text:style-name="P2"/>
      <text:h text:style-name="Heading_20_2" text:outline-level="2">Répertoire de données</text:h>
      <text:p text:style-name="Text_20_body">Ce répertoire contient les images uploadées par l'utilisateur ainsi que les fichiers résultat de MicMac. Le nom de ce répertoire est déterminé dans le fichier ''config.json''</text:p>
      <text:p text:style-name="Text_20_body">Le nom des répertoires où sont stockées les images est l'id du chantier correspondant.</text:p>
      <text:p text:style-name="Text_20_body"/>
      <text:h text:style-name="Heading_20_2" text:outline-level="2">Répertoire public</text:h>
      <text:h text:style-name="Heading_20_4" text:outline-level="4">fonts , images, stylesheets</text:h>
      <text:p text:style-name="Text_20_body">Ces répertoires contiennent les images et fichiers css.</text:p>
      <text:h text:style-name="Heading_20_4" text:outline-level="4">javascripts</text:h>
      <text:p text:style-name="P2">Ensemble des fonctions javascript :</text:p>
      <text:p text:style-name="P1">bootstrap.js, bootstrap.min.js</text:p>
      <text:p text:style-name="P2">fonctions d'affichage</text:p>
      <text:p text:style-name="P1">chantier.js</text:p>
      <text:list xml:id="list4191510788951895894" text:style-name="L2">
        <text:list-item>
          <text:p text:style-name="P6">majInfosChantier : récupération des besoins pour affichage dans tableaux récapitulatifs</text:p>
        </text:list-item>
        <text:list-item>
          <text:p text:style-name="P6">chantiers : écoute sur boutons de téléchargement</text:p>
        </text:list-item>
        <text:list-item>
          <text:p text:style-name="P6">plusMoins, ungrey, grey : fonctions gérant l'affichage des boutons (images, grisement, dégrisement)</text:p>
        </text:list-item>
        <text:list-item>
          <text:p text:style-name="P6">toDanger, toWarning : changement de couleurs de certains boutons</text:p>
        </text:list-item>
        <text:list-item>
          <text:p text:style-name="P6">supperimerChantier : envoi une demande au serveur de suppression d'un chantier</text:p>
        </text:list-item>
        <text:list-item>
          <text:p text:style-name="P6">returnProduit : fait le lien entre le bouton indiqué et le fichier du chantier spécifié</text:p>
        </text:list-item>
        <text:list-item>
          <text:p text:style-name="P6">majChantier : gère le grisement et dégrisement des boutons dans ''mes chantiers''</text:p>
        </text:list-item>
      </text:list>
      <text:p text:style-name="P1">gestion_cameras.js</text:p>
      <text:p text:style-name="P2">fonctions au final non-utilisées</text:p>
      <text:p text:style-name="P1">getParameters.js</text:p>
      <text:list xml:id="list1721219604805634059" text:style-name="L3">
        <text:list-item>
          <text:p text:style-name="P7">onPageOpen : fonction pour afficher le tableau récapitulatif du chantier spécifié</text:p>
        </text:list-item>
      </text:list>
      <text:p text:style-name="P1">importfiles.js</text:p>
      <text:list xml:id="list2341653925342146995" text:style-name="L4">
        <text:list-item>
          <text:p text:style-name="P8">importeFichier : récupère les images dans le document, vérifie les extensions, envoie les images au serveur, récupère l'avancement du chargement et l'affiche sur la page.</text:p>
        </text:list-item>
        <text:list-item>
          <text:p text:style-name="P8">importeFichier2 : comme importeFichier mais uniquement pour les images spécifiques à la calibration, et ne gère pas l'avancement du chargement</text:p>
        </text:list-item>
        <text:list-item>
          <text:p text:style-name="P8">dropManagement : gère le drop des fichiers</text:p>
        </text:list-item>
        <text:list-item>
          <text:p text:style-name="P8">uploadClassDef : gère l'affichage de la zone de drop (écoute des événements)</text:p>
        </text:list-item>
      </text:list>
      <text:p text:style-name="P1">infoImages.js</text:p>
      <text:list xml:id="list4211303303383365337" text:style-name="L5">
        <text:list-item>
          <text:p text:style-name="P9">launchAll : lance la récupération d'informations sur les images et leurs données exif</text:p>
        </text:list-item>
        <text:list-item>
          <text:p text:style-name="P9">nomsImages : génère la liste des noms des images et l'insère dans la page</text:p>
        </text:list-item>
        <text:list-item>
          <text:p text:style-name="P9">nomsBalises : <text:s/>génère la liste des balises et l'insère dans la page</text:p>
        </text:list-item>
        <text:list-item>
          <text:p text:style-name="P9">infosImage : génère la liste des informations exif sur l'image, et le place dans le tableau infosImage</text:p>
        </text:list-item>
        <text:list-item>
          <text:p text:style-name="P9">infosBalise : comme infosImage mais pour les balises</text:p>
        </text:list-item>
      </text:list>
      <text:p text:style-name="P1">infoChantier.js</text:p>
      <text:list xml:id="list5442191339790999955" text:style-name="L6">
        <text:list-item>
          <text:p text:style-name="P10">infosChantier : récupère la liste des besoins correspondant à l'id du chantier actuel</text:p>
        </text:list-item>
      </text:list>
      <text:p text:style-name="P1">pop-up.js</text:p>
      <text:list xml:id="list8493489059516276952" text:style-name="L7">
        <text:list-item>
          <text:p text:style-name="P11"><text:soft-page-break/>grise, degrise, informationCapteur : gère le grisement et le dégrisement des champs dans l'onglet ''gestion des caméras''</text:p>
        </text:list-item>
      </text:list>
      <text:p text:style-name="P1">valider_onglet.js</text:p>
      <text:list xml:id="list8900479315591460330" text:style-name="L8">
        <text:list-item>
          <text:p text:style-name="P12">recupereExif : envoie un demande des infos exif au serveur et les récupère</text:p>
        </text:list-item>
        <text:list-item>
          <text:p text:style-name="P12">recupereExif2 : comme recupereExif, mais avec une option pour invalider le lancement du calcul si les images ne sont pas encore prêtes</text:p>
        </text:list-item>
        <text:list-item>
          <text:p text:style-name="P12">valider_onglet : à chaque changement d'onglet dans nouveau chantier, vérification de l'onglet courant, récupération et envoi au serveur du formulaire de l'onglet, demande et chargement de l'id du chantier dans la page si besoin</text:p>
        </text:list-item>
        <text:list-item>
          <text:p text:style-name="P12">lancer_calcul : vérification des données entrées (nom du chantier, images), message d'alerte si erreur, validation du chantier si tout est Ok.</text:p>
        </text:list-item>
        <text:list-item>
          <text:p text:style-name="P12">majInfosChantier : fonction de mise à jour des informations de chantier</text:p>
        </text:list-item>
        <text:list-item>
          <text:p text:style-name="P12">tournerChevron, chevronRight, chevronDown : fonctions d'affichage de l'image des onglets</text:p>
        </text:list-item>
      </text:list>
      <text:p text:style-name="P1">npm.js, jquery-1.11.1.js</text:p>
      <text:p text:style-name="P2">Pour faire fonctionner les modules et jquery.</text:p>
      <text:p text:style-name="P1">WebGL Saisie du masque: webGL_MicMac.js</text:p>
      <text:p text:style-name="P2">webGL_MicMac(chemin_du_ply, nom_de_la_div);</text:p>
      <text:p text:style-name="P2">Fonction à appeler pour afficher le cadre de saisie,</text:p>
      <text:p text:style-name="P2">Prérequis : </text:p>
      <text:p text:style-name="P2"><text:tab/>- les bibliothèques présentes dans le dossier</text:p>
      <text:p text:style-name="P2"><text:tab/>- une balise div avec un identifiant :</text:p>
      <text:p text:style-name="P2"><text:tab/><text:tab/>« &lt;div id="Id" style="width:50%;height:400px; "&gt; &lt;/div&gt; »</text:p>
      <text:p text:style-name="P2"><text:tab/>- Ajouter 3 boutons avec comme identifiant «  saisieMasq + Id », «  resetMasq + Id », «  submitMasqRe + Id » ex : </text:p>
      <text:p text:style-name="P2"/>
      <text:p text:style-name="P2">&lt;button id="saisieMasqId" &gt;Saisir le masque&lt;/button&gt;</text:p>
      <text:p text:style-name="P2">&lt;button id="resetMasqId" &gt;Recommencer&lt;/button&gt;</text:p>
      <text:p text:style-name="P2">&lt;button id="submitMasqId" &gt;Envoyer le masque&lt;/button&gt;</text:p>
      <text:p text:style-name="P2"/>
      <text:p text:style-name="P2"/>
      <text:p text:style-name="P2">init() : Initialise l'opengl (scène, camera, lecture du ply, interaction des boutons).</text:p>
      <text:p text:style-name="P2">envoyerJSON() : Écrit le JSON du saisie du masque et envoie ce JSON en requête POST.</text:p>
      <text:p text:style-name="P2">onDocumentRightClick( event ) : Gère le clic droit qui permet de supprimer le dernier point saisie.</text:p>
      <text:p text:style-name="P2">onDocumentMouseClick( event ) : Gère le clic gauche qui permet d'ajouter un point au masque.</text:p>
      <text:p text:style-name="P2"/>
      <text:p text:style-name="P2">Remarque : Si les boutons sont absents la balise affiche toujours le fichier ply.</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émon Renaud</meta:initial-creator>
    <meta:creation-date>2015-04-23T20:29:09.37</meta:creation-date>
    <dc:date>2015-04-24T13:06:29.41</dc:date>
    <meta:editing-duration>PT3H58M9S</meta:editing-duration>
    <meta:editing-cycles>24</meta:editing-cycles>
    <meta:generator>OpenOffice/4.1.1$Win32 OpenOffice.org_project/411m6$Build-9775</meta:generator>
    <meta:document-statistic meta:table-count="0" meta:image-count="0" meta:object-count="0" meta:page-count="3" meta:paragraph-count="99" meta:word-count="920" meta:character-count="6094"/>
    <dc:creator>Philémon Renaud</dc:creator>
  </office:meta>
</office:document-meta>
</file>